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7.2000007629395pt" fo:font-weight="bold" officeooo:rsid="001706a1" officeooo:paragraph-rsid="001706a1" style:font-weight-asian="bold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fo:font-size="17.2000007629395pt" fo:font-weight="bold" officeooo:rsid="001706a1" officeooo:paragraph-rsid="001706a1" style:font-weight-asian="bold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06a1" officeooo:paragraph-rsid="001706a1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48cf" officeooo:paragraph-rsid="001748cf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b5dd" officeooo:paragraph-rsid="0018b5dd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e974" officeooo:paragraph-rsid="0018e974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95b02" officeooo:paragraph-rsid="00195b02" style:font-weight-asian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a8641" style:font-weight-asian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b76f6" officeooo:paragraph-rsid="001b76f6" style:font-weight-asian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c3dce" officeooo:paragraph-rsid="001c3dce" style:font-weight-asian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706a1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font-size="13.1999998092651pt" fo:letter-spacing="normal" fo:font-style="normal" fo:font-weight="normal"/>
    </style:style>
    <style:style style:name="T3" style:family="text"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T4" style:family="text">
      <style:text-properties fo:font-variant="normal" fo:text-transform="none" style:font-name="arial" fo:letter-spacing="normal" fo:font-style="normal"/>
    </style:style>
    <style:style style:name="T5" style:family="text">
      <style:text-properties fo:font-variant="normal" fo:text-transform="none" style:font-name="arial" fo:letter-spacing="normal" fo:font-style="normal" officeooo:rsid="001748cf"/>
    </style:style>
    <style:style style:name="T6" style:family="text">
      <style:text-properties fo:font-variant="normal" fo:text-transform="none" style:font-name="arial" fo:letter-spacing="normal" fo:font-style="normal" officeooo:rsid="0018b5dd"/>
    </style:style>
    <style:style style:name="T7" style:family="text">
      <style:text-properties fo:font-variant="normal" fo:text-transform="none" style:font-name="arial" fo:letter-spacing="normal" fo:font-style="normal" officeooo:rsid="0018e974"/>
    </style:style>
    <style:style style:name="T8" style:family="text">
      <style:text-properties fo:font-variant="normal" fo:text-transform="none" style:font-name="arial" fo:letter-spacing="normal" fo:font-style="normal" officeooo:rsid="001b76f6"/>
    </style:style>
    <style:style style:name="T9" style:family="text">
      <style:text-properties fo:font-size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Постановка задания</text:span></text:p>
      <text:p text:style-name="P2"><text:span text:style-name="T1"/></text:p>
      <text:p text:style-name="P2"><text:span text:style-name="T1"/></text:p>
      <text:p text:style-name="P1"><text:span text:style-name="T2">В рамках решения индивидуального задания от Вас требуется реализовать</text:span><text:span text:style-name="T9"><text:line-break/></text:span><text:span text:style-name="T2">потоки управления внутри процессов JOS.</text:span><text:span text:style-name="T9"><text:line-break/></text:span><text:span text:style-name="T2">Должны поддерживаться функции</text:span><text:span text:style-name="T9"><text:line-break/></text:span><text:span text:style-name="T2">- pthread_create() [1]</text:span><text:span text:style-name="T9"><text:line-break/></text:span><text:span text:style-name="T2">- ptherad_join() [2]</text:span><text:span text:style-name="T9"><text:line-break/></text:span><text:span text:style-name="T2">- ptherad_exit() [3]</text:span><text:span text:style-name="T9"><text:line-break/></text:span><text:span text:style-name="T2">- sched_setparam() [4]</text:span><text:span text:style-name="T9"><text:line-break/></text:span><text:span text:style-name="T2">- sched_setscheduler() [5]</text:span><text:span text:style-name="T9"><text:line-break/><text:line-break/></text:span><text:span text:style-name="T2">Должны поддерживаться политики планирования потоков SCHED_FIFO и</text:span><text:span text:style-name="T9"><text:line-break/></text:span><text:span text:style-name="T2">SCHED_RR с приоритетами.</text:span><text:span text:style-name="T9"><text:line-break/></text:span><text:span text:style-name="T2">Также в рамках выполнения задачи необходимо будет разработать утилиту</text:span><text:span text:style-name="T9"><text:line-break/></text:span><text:span text:style-name="T2">печати состояния потоков в процессе.</text:span><text:span text:style-name="T9"><text:line-break/><text:line-break/></text:span><text:span text:style-name="T2">[1]</text:span><text:span text:style-name="T9"><text:line-break/></text:span><text:a xlink:type="simple" xlink:href="http://pubs.opengroup.org/onlinepubs/9699919799/functions/pthread_create.html" office:target-frame-name="_blank" xlink:show="new" text:style-name="Internet_20_link" text:visited-style-name="Visited_20_Internet_20_Link"><text:span text:style-name="T3">http://pubs.opengroup.org/</text:span></text:a><text:span text:style-name="T9"><text:line-break/></text:span><text:span text:style-name="T2">[2]</text:span><text:span text:style-name="T9"><text:line-break/></text:span><text:a xlink:type="simple" xlink:href="http://pubs.opengroup.org/onlinepubs/9699919799/functions/pthread_join.html" office:target-frame-name="_blank" xlink:show="new" text:style-name="Internet_20_link" text:visited-style-name="Visited_20_Internet_20_Link"><text:span text:style-name="T3">http://pubs.opengroup.org/</text:span></text:a><text:span text:style-name="T9"><text:line-break/></text:span><text:span text:style-name="T2">[3]</text:span><text:span text:style-name="T9"><text:line-break/></text:span><text:a xlink:type="simple" xlink:href="http://pubs.opengroup.org/onlinepubs/9699919799/functions/pthread_exit.html" office:target-frame-name="_blank" xlink:show="new" text:style-name="Internet_20_link" text:visited-style-name="Visited_20_Internet_20_Link"><text:span text:style-name="T3">http://pubs.opengroup.org/</text:span></text:a><text:span text:style-name="T9"><text:line-break/></text:span><text:span text:style-name="T2">[4]</text:span><text:span text:style-name="T9"><text:line-break/></text:span><text:a xlink:type="simple" xlink:href="http://pubs.opengroup.org/onlinepubs/9699919799/functions/sched_setparam.html" office:target-frame-name="_blank" xlink:show="new" text:style-name="Internet_20_link" text:visited-style-name="Visited_20_Internet_20_Link"><text:span text:style-name="T3">http://pubs.opengroup.org/</text:span></text:a><text:span text:style-name="T9"><text:line-break/></text:span><text:span text:style-name="T2">[5]</text:span><text:span text:style-name="T9"><text:line-break/></text:span><text:a xlink:type="simple" xlink:href="http://pubs.opengroup.org/" text:style-name="Internet_20_link" text:visited-style-name="Visited_20_Internet_20_Link"><text:span text:style-name="T3">http://pubs.opengroup.org/</text:span></text:a></text:p>
      <text:p text:style-name="P1"><text:span text:style-name="T3"/></text:p>
      <text:p text:style-name="P3"><text:span text:style-name="T4">Предлагаемое решение</text:span></text:p>
      <text:p text:style-name="P3"><text:span text:style-name="T4"/></text:p>
      <text:p text:style-name="P3"><text:span text:style-name="T4"/></text:p>
      <text:p text:style-name="P4"><text:span text:style-name="T4">Функции для работы с тредами будут реализованы как системные вызовы, необходимо их добавить.</text:span></text:p>
      <text:p text:style-name="P4"><text:span text:style-name="T4"/></text:p>
      <text:p text:style-name="P4"><text:span text:style-name="T4">Текущий планировщик необходимо немного модифицировать. </text:span><text:span text:style-name="T5">Переключение процессов будет происходить по истечении кванта времени, отведенного под этот процесс.</text:span></text:p>
      <text:p text:style-name="P4"><text:span text:style-name="T5"/></text:p>
      <text:p text:style-name="P5"><text:span text:style-name="T4">Необходимо объявить константы для работы с тредами: PTHREAD_CREATE_JOINABLE, PTHREAD_CREATE_DETACHED, SCHED_RR, SCHED_FIFO.</text:span></text:p>
      <text:p text:style-name="P5"><text:span text:style-name="T4">Они будут объявлены в файле inc/pthread.h</text:span></text:p>
      <text:p text:style-name="P5"><text:span text:style-name="T4"/></text:p>
      <text:p text:style-name="P7"><text:span text:style-name="T4">Необходимо изменить структуру Env:</text:span></text:p>
      <text:p text:style-name="P7"><text:span text:style-name="T4">1. добавить флаг is_tread</text:span></text:p>
      <text:p text:style-name="P7"><text:soft-page-break/><text:span text:style-name="T4">2. указатель на процесс, который породил тред</text:span></text:p>
      <text:p text:style-name="P7"><text:span text:style-name="T4">3. id треда внутри процесса</text:span></text:p>
      <text:p text:style-name="P7"><text:span text:style-name="T4">4. политика планирования треда</text:span></text:p>
      <text:p text:style-name="P7"><text:span text:style-name="T4">5. триоритет треда(процесса)</text:span></text:p>
      <text:p text:style-name="P7"><text:span text:style-name="T4">6. тип треда</text:span></text:p>
      <text:p text:style-name="P8"><text:span text:style-name="T4">7. адресс, куда будет записан результат работы треда</text:span></text:p>
      <text:p text:style-name="P8"><text:span text:style-name="T4"/></text:p>
      <text:p text:style-name="P9"><text:span text:style-name="T4">env_alloc необходимо переписать, учитывать, что мы создаем, процесс или тред</text:span></text:p>
      <text:p text:style-name="P9"><text:span text:style-name="T4">env_create если создается тред: eip установить на нужную функцию, не загружаем elf образ, записываем аргумент, который был передан в функции создания треда</text:span></text:p>
      <text:p text:style-name="P9"><text:span text:style-name="T4">env_free если тред: не удалять процесс, проверить на наличие ожидающих его процессов, удалить все треды, которые он создал, </text:span><text:span text:style-name="T8">если тред JOINABLE, то сделать его ENV_FINISHED, если DETACHED, то сделать его ENV_FREE</text:span></text:p>
      <text:p text:style-name="P10"><text:span text:style-name="T4">env_run если переключение тредов внутри одного процесса, то не менять cr3</text:span></text:p>
      <text:p text:style-name="P9"><text:span text:style-name="T4"/></text:p>
      <text:p text:style-name="P5"><text:span text:style-name="T4"/></text:p>
      <text:p text:style-name="P5"><text:span text:style-name="T4">1. Функция pthread_create() </text:span><text:span text:style-name="T6">будет реализована через вызов env_create().</text:span></text:p>
      <text:p text:style-name="P6"><text:span text:style-name="T4">2. Функция pthread_join() если тред JOINABLE и завершился, то присваиваем ему ENV_FREE и возвращаем результат, если он не завершился, то добавляем в список ожидания.</text:span></text:p>
      <text:p text:style-name="P6"><text:span text:style-name="T4">Если он не JOINABLE, то возвращаем ошибку</text:span></text:p>
      <text:p text:style-name="P6"><text:span text:style-name="T4">3. Функция pthread_exit() результат работы треда записывается в Env, если есть процессы, ожидающие завершения этого треда, то им возвращается результат работы и возобновляется их работа.</text:span></text:p>
      <text:p text:style-name="P6"><text:span text:style-name="T4">4. Функция </text:span><text:span text:style-name="T7">sched_setparam(), sched_setscheduler() - пробегаемся по списку процессов и заменяем нужные значения.</text:span></text:p>
      <text:p text:style-name="P6"><text:span text:style-name="T7"/></text:p>
      <text:p text:style-name="P11"><text:span text:style-name="T7">Т</text:span><text:span text:style-name="T4">есты:</text:span></text:p>
      <text:p text:style-name="P11"><text:span text:style-name="T4"/></text:p>
      <text:p text:style-name="P11"><text:span text:style-name="T4">1. создать несколько тредов, в каждом выводить информацию о треде</text:span></text:p>
      <text:p text:style-name="P11"><text:span text:style-name="T4">2. работоспособность join</text:span></text:p>
      <text:p text:style-name="P11"><text:span text:style-name="T4">3. правильность работы двух режимов планировщика</text:span></text:p>
      <text:p text:style-name="P11"><text:span text:style-name="T4">4. создание тредов с разными атрибутами</text:span></text:p>
      <text:p text:style-name="P11"><text:span text:style-name="T4">4. работоспособность pthread_exit</text:span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26:45.225808759</meta:creation-date>
    <dc:date>2017-12-19T15:49:36.605192096</dc:date>
    <meta:editing-duration>PT10M40S</meta:editing-duration>
    <meta:editing-cycles>1</meta:editing-cycles>
    <meta:document-statistic meta:table-count="0" meta:image-count="0" meta:object-count="0" meta:page-count="2" meta:paragraph-count="30" meta:word-count="335" meta:character-count="2614" meta:non-whitespace-character-count="2307"/>
    <meta:generator>LibreOffice/5.1.6.2$Linux_X86_64 LibreOffice_project/10m0$Build-2</meta:generator>
  </office:meta>
</office:document-meta>
</file>